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260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ale05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 table:number-rows-repeated="2"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 1 detection</text:p>
          </table:table-cell>
          <table:table-cell office:value-type="string" calcext:value-type="string">
            <text:p>Case 2 detection</text:p>
          </table:table-cell>
          <table:table-cell office:value-type="string" calcext:value-type="string">
            <text:p>Case 3 detection</text:p>
          </table:table-cell>
          <table:table-cell office:value-type="string" calcext:value-type="string">
            <text:p>Case 4 detection</text:p>
          </table:table-cell>
          <table:table-cell office:value-type="string" calcext:value-type="string">
            <text:p>Case 5 detection</text:p>
          </table:table-cell>
          <table:table-cell office:value-type="string" calcext:value-type="string">
            <text:p>Case 6 detection</text:p>
          </table:table-cell>
          <table:table-cell office:value-type="string" calcext:value-type="string">
            <text:p>Case 7 detection</text:p>
          </table:table-cell>
          <table:table-cell office:value-type="string" calcext:value-type="string">
            <text:p>Case 8 detection</text:p>
          </table:table-cell>
          <table:table-cell office:value-type="string" calcext:value-type="string">
            <text:p>Case 9 detection</text:p>
          </table:table-cell>
          <table:table-cell office:value-type="string" calcext:value-type="string">
            <text:p>Case 1 time</text:p>
          </table:table-cell>
          <table:table-cell/>
          <table:table-cell office:value-type="string" calcext:value-type="string">
            <text:p>Endpoints API REST</text:p>
          </table:table-cell>
          <table:table-cell office:value-type="string" calcext:value-type="string">
            <text:p>POST</text:p>
          </table:table-cell>
          <table:table-cell table:style-name="Default" office:value-type="string" calcext:value-type="string">
            <text:p>GET 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ELETE</text:p>
          </table:table-cell>
        </table:table-row>
        <table:table-row table:style-name="ro2">
          <table:table-cell table:style-name="ce1" office:value-type="string" calcext:value-type="string">
            <text:p>Frame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1090402603" calcext:value-type="float">
            <text:p>1.31090402603</text:p>
          </table:table-cell>
          <table:table-cell/>
          <table:table-cell table:style-name="ce5" office:value-type="string" calcext:value-type="string">
            <text:p>/api/user/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me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<text:a xlink:href="http://192.168.160.20/api/#!/user/user_delete" xlink:type="simple">/api/user/{pk_or_username}/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office:value-type="string" calcext:value-type="string">
            <text:p>Frame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 <text:a xlink:href="http://192.168.160.20/api/#!/smpercm/smpercm_list" xlink:type="simple">/api/smpercm/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me4</text:p>
          </table:table-cell>
          <table:table-cell table:number-columns-repeated="11"/>
          <table:table-cell table:style-name="ce5" office:value-type="string" calcext:value-type="string">
            <text:p> <text:a xlink:href="http://192.168.160.20/api/#!/smpercm/smpercm_read" xlink:type="simple">/api/smpercm/{pk_or_name_cm}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m/sm_list" xlink:type="simple">/api/sm/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m/sm_delete" xlink:type="simple">/api/sm/{pk_or_name}/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<text:a xlink:href="http://192.168.160.20/api/#!/sensortype/sensortype_create" xlink:type="simple">/api/sensortype/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ensortype/sensortype_delete" xlink:type="simple">/api/sensortype/{pk_or_name}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ensorpersm/sensorpersm_read" xlink:type="simple">/api/sensorpersm/{id_sm_or_name_sm}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ensor/sensor_list" xlink:type="simple">/api/sensor/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/api/sensor/{pk_or_sensor_type}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/api/reading/{id_sensor}/{date_start}/{date_end}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/api/communication/{pk_or_name}/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cm/cm_list" xlink:type="simple">/api/cm/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/api/cm/{pk_or_name}/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alarmssettings/alarmssettings_read" xlink:type="simple">/api/alarmssettings/{id_sensor}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/api/alarms_sensor/{id_sensor}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/api/alarms_reading/{id_reading}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4:56:06.990384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6:40:37.164460848</meta:creation-date>
    <dc:date>2017-06-28T15:09:04.627230653</dc:date>
    <meta:editing-duration>PT9M19S</meta:editing-duration>
    <meta:editing-cycles>3</meta:editing-cycles>
    <meta:generator>LibreOffice/5.3.0.3$Linux_X86_64 LibreOffice_project/7074905676c47b82bbcfbea1aeefc84afe1c50e1</meta:generator>
    <meta:document-statistic meta:table-count="1" meta:cell-count="94" meta:object-count="0"/>
  </office:meta>
</office:document-meta>
</file>